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paragraph-properties fo:padding-left="0cm" fo:padding-right="0cm" fo:padding-top="0cm" fo:padding-bottom="0.035cm" fo:border-left="none" fo:border-right="none" fo:border-top="none" fo:border-bottom="0.74pt solid #000000"/>
    </style:style>
    <style:style style:name="P5"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6" style:family="paragraph" style:parent-style-name="Heading_20_3">
      <loext:graphic-properties draw:fill="solid" draw:fill-color="#ffffff"/>
      <style:paragraph-properties fo:margin-top="0.582cm" fo:margin-bottom="0.291cm" loext:contextual-spacing="false" style:line-height-at-least="0.508cm" fo:background-color="#ffffff"/>
      <style:text-properties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master-page-name="Standard">
      <style:paragraph-properties style:page-number="auto"/>
    </style:style>
    <style:style style:name="P8" style:family="paragraph" style:parent-style-name="Text_20_body">
      <style:text-properties officeooo:paragraph-rsid="000dd1a9"/>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be53c" style:font-size-asian="16pt" style:font-size-complex="16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officeooo:rsid="000dd1a9"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text:span text:style-name="T1">Lab number : </text:span><text:span text:style-name="T2">6</text:span></text:p>
      <text:p text:style-name="P4"><text:span text:style-name="T1">Lab Title <text:s text:c="5"/>: <text:s/></text:span><text:span text:style-name="T2">Ping in NS2</text:span></text:p>
      <text:h text:style-name="P5" text:outline-level="3">Abstract:</text:h>
      <text:h text:style-name="P6" text:outline-level="3">Write a concise summary of the lab (3-4 lines), use this template for each lab (a separate single-sheet for each lab)</text:h>
      <text:p text:style-name="P8"><text:span text:style-name="T4">This activity focus on the networking control protocol that supports and manages the communications along different networks. The support is done by the Internet Control Message Protocol (ICMP) that holds the control status of the current packet being exchanged.</text:span></text:p>
      <text:h text:style-name="P5" text:outline-level="3">Aim objectives and goal:</text:h>
      <text:p text:style-name="P3">The primary focus of your lab is usually expressed in terms of aims and objectives.</text:p>
      <text:p text:style-name="P1"/>
      <text:h text:style-name="P5" text:outline-level="3">Observation/ Results and Discussion:</text:h>
      <text:p text:style-name="P3">Write your observation and discussion to show your understanding, use and add whatever you think helps you to present a good understanding (e.g. screenshots, references …etc.)</text:p>
      <text:p text:style-name="P2"/>
      <text:p text:style-name="Standard"/>
      <text:p text:style-name="Standard"/>
      <text:p text:style-name="Standard"><text:span text:style-name="T3">Note that this is an individual lab which means that </text:span><text:bookmark text:name="_GoBack"/><text:span text:style-name="T3">MUST be your own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8</meta:editing-cycles>
    <meta:print-date>2017-10-19T15:15:00</meta:print-date>
    <meta:creation-date>2019-09-20T11:35:00</meta:creation-date>
    <dc:date>2020-11-14T12:38:00.038020370</dc:date>
    <meta:editing-duration>PT35M23S</meta:editing-duration>
    <meta:generator>LibreOffice/6.4.6.2$Linux_X86_64 LibreOffice_project/40$Build-2</meta:generator>
    <meta:document-statistic meta:table-count="0" meta:image-count="0" meta:object-count="0" meta:page-count="1" meta:paragraph-count="10" meta:word-count="135" meta:character-count="824" meta:non-whitespace-character-count="6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